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51d5" officeooo:paragraph-rsid="000651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ken github:</text:p>
      <text:p text:style-name="P1"/>
      <text:p text:style-name="P1"><text:bookmark text:name="new-oauth-token"/><text:span text:style-name="Source_20_Text">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</text:span></text:p>
      <text:p text:style-name="P1"/>
      <text:p text:style-name="P1">ghp_3gouS1NKsdh0p6KAw3vQo7CMct9QrS0mMZS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7T14:40:40.404445097</meta:creation-date>
    <dc:date>2021-09-23T10:08:18.646131210</dc:date>
    <meta:editing-duration>PT1H44M38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3" meta:word-count="4" meta:character-count="93" meta:non-whitespace-character-count="92"/>
  </office:meta>
</office:document-meta>
</file>